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699cm"/>
    </style:style>
    <style:style style:name="co2" style:family="table-column">
      <style:table-column-properties fo:break-before="auto" style:column-width="5.027cm"/>
    </style:style>
    <style:style style:name="co3" style:family="table-column">
      <style:table-column-properties fo:break-before="auto" style:column-width="5.129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78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2cm solid #000000"/>
    </style:style>
    <style:style style:name="ce2" style:family="table-cell" style:parent-style-name="Default"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row table:style-name="ro1">
          <table:table-cell office:value-type="string">
            <text:p>no</text:p>
          </table:table-cell>
          <table:table-cell office:value-type="string">
            <text:p>file_name</text:p>
          </table:table-cell>
          <table:table-cell office:value-type="string">
            <text:p>memos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2017-03-24_24-55-49_000.jpg</text:p>
          </table:table-cell>
          <table:table-cell office:value-type="string">
            <text:p>-*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2017-03-24_24-01-52_000.jpg</text:p>
          </table:table-cell>
          <table:table-cell office:value-type="string">
            <text:p>-*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2017-03-24_17-38-24_000.jpg</text:p>
          </table:table-cell>
          <table:table-cell office:value-type="string">
            <text:p>:m 2*2 RES / free# 4JZVMD 1#1 / particle physics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2017-03-24_17-38-03_000.jpg</text:p>
          </table:table-cell>
          <table:table-cell table:style-name="ce2" office:value-type="string">
            <text:p>:m 1*2 RES / free# 4JZVMD 1#1 / particle physics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2017-03-24_16-34-08_000.jpg</text:p>
          </table:table-cell>
          <table:table-cell office:value-type="string">
            <text:p>-*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2017-03-24_15-49-10_000.jpg</text:p>
          </table:table-cell>
          <table:table-cell office:value-type="string">
            <text:p>-*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2017-03-24_14-16-29_000.jpg</text:p>
          </table:table-cell>
          <table:table-cell office:value-type="string">
            <text:p>:m music / 楽譜メモ / kb / stride p-6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2017-03-24_14-16-05_000.jpg</text:p>
          </table:table-cell>
          <table:table-cell office:value-type="string">
            <text:p>:m music / 楽譜メモ / kb / blues p-1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2017-03-24_14-15-57_000.jpg</text:p>
          </table:table-cell>
          <table:table-cell office:value-type="string">
            <text:p>-*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2017-03-24_14-15-44_000.jpg</text:p>
          </table:table-cell>
          <table:table-cell office:value-type="string">
            <text:p>:m music / 楽譜メモ / kb / jz L-1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2017-03-24_14-15-17_000.jpg</text:p>
          </table:table-cell>
          <table:table-cell table:style-name="ce2" office:value-type="string">
            <text:p>:m music / log / kb / done / N+ / 20170325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2017-03-24_11-54-56_000.jpg</text:p>
          </table:table-cell>
          <table:table-cell office:value-type="string">
            <text:p>-*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2017-03-24_11-52-09_000.jpg</text:p>
          </table:table-cell>
          <table:table-cell table:style-name="ce2" office:value-type="string">
            <text:p>:m 食べた物/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2017-03-24_11-30-47_000.jpg</text:p>
          </table:table-cell>
          <table:table-cell table:style-name="ce2" office:value-type="string">
            <text:p>:m 記録 / 身体　顔　ヒフ / アトピー / 状況　朝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2017-03-24_11-30-44_000.jpg</text:p>
          </table:table-cell>
          <table:table-cell table:style-name="ce2" office:value-type="string">
            <text:p>:m 記録 / 身体　顔　ヒフ / アトピー / 状況　朝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2017-03-24_11-30-40_000.jpg</text:p>
          </table:table-cell>
          <table:table-cell table:style-name="ce2" office:value-type="string">
            <text:p>:m 記録 / 身体　顔　ヒフ / アトピー / 状況　朝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string">
            <text:p>2017-03-24_11-30-39_000.jpg</text:p>
          </table:table-cell>
          <table:table-cell table:style-name="ce2" office:value-type="string">
            <text:p>:m 記録 / 身体　顔　ヒフ / アトピー / 状況　朝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2017-03-24_11-30-38_000.jpg</text:p>
          </table:table-cell>
          <table:table-cell table:style-name="ce2" office:value-type="string">
            <text:p>:m 記録 / 身体　顔　ヒフ / アトピー / 状況　朝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2017-03-24_10-50-30_000.jpg</text:p>
          </table:table-cell>
          <table:table-cell table:style-name="ce2" office:value-type="string">
            <text:p>:tome <text:s/>/ やろう　⇒　理論物理学</text:p>
          </table:table-cell>
        </table:table-row>
        <table:table-row table:style-name="ro3">
          <table:table-cell office:value-type="float" office:value="20">
            <text:p>20</text:p>
          </table:table-cell>
          <table:table-cell office:value-type="string">
            <text:p>2017-03-24_10-50-26_000.jpg</text:p>
          </table:table-cell>
          <table:table-cell table:style-name="ce3" office:value-type="string">
            <text:p>:m :? 1*1 / science / ライト　光子　どのくらい出ている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2017-03-24_05-49-56_004.jpg</text:p>
          </table:table-cell>
          <table:table-cell table:style-name="ce3" office:value-type="string">
            <text:p>:m E2 / steps / start 開始　始め</text:p>
          </table:table-cell>
        </table:table-row>
        <table:table-row table:style-name="ro3">
          <table:table-cell office:value-type="float" office:value="22">
            <text:p>22</text:p>
          </table:table-cell>
          <table:table-cell office:value-type="string">
            <text:p>2017-03-24_05-49-56_000.jpg</text:p>
          </table:table-cell>
          <table:table-cell table:style-name="ce3" office:value-type="string">
            <text:p>:m music / steps / 始める　start　手順　やること </text:p>
          </table:table-cell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2017-03-24_05-49-55_007.jpg</text:p>
          </table:table-cell>
          <table:table-cell office:value-type="string">
            <text:p>:m E2 / 42*3#1 / 発振回路　トランジスタ　２石 gauging values / 回路図　模範 / チェック終わり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2017-03-24_05-49-54_004.jpg</text:p>
          </table:table-cell>
          <table:table-cell office:value-type="string">
            <text:p>-*</text:p>
          </table:table-cell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2017-03-23_23-54-11_000.jpg</text:p>
          </table:table-cell>
          <table:table-cell table:style-name="ce2" office:value-type="string">
            <text:p>:m 記録 / 身体　おへそ周り / アトピー / 状況　夜</text:p>
          </table:table-cell>
        </table:table-row>
        <table:table-row table:style-name="ro2">
          <table:table-cell office:value-type="float" office:value="26">
            <text:p>26</text:p>
          </table:table-cell>
          <table:table-cell office:value-type="string">
            <text:p>2017-03-23_23-34-55_008.jpg</text:p>
          </table:table-cell>
          <table:table-cell office:value-type="string">
            <text:p>:m 髪の毛</text:p>
          </table:table-cell>
        </table:table-row>
        <table:table-row table:style-name="ro2">
          <table:table-cell office:value-type="float" office:value="27">
            <text:p>27</text:p>
          </table:table-cell>
          <table:table-cell office:value-type="string">
            <text:p>2017-03-23_23-34-54_008.jpg</text:p>
          </table:table-cell>
          <table:table-cell office:value-type="string">
            <text:p>:m 髪の毛</text:p>
          </table:table-cell>
        </table:table-row>
        <table:table-row table:style-name="ro2">
          <table:table-cell office:value-type="float" office:value="28">
            <text:p>28</text:p>
          </table:table-cell>
          <table:table-cell office:value-type="string">
            <text:p>2017-03-23_23-33-56_010.jpg</text:p>
          </table:table-cell>
          <table:table-cell office:value-type="string">
            <text:p>:m 髪の毛</text:p>
          </table:table-cell>
        </table:table-row>
        <table:table-row table:style-name="ro2">
          <table:table-cell office:value-type="float" office:value="29">
            <text:p>29</text:p>
          </table:table-cell>
          <table:table-cell office:value-type="string">
            <text:p>2017-03-23_23-33-56_009.jpg</text:p>
          </table:table-cell>
          <table:table-cell office:value-type="string">
            <text:p>:m 髪の毛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string">
            <text:p>2017-03-23_23-33-56_008.jpg</text:p>
          </table:table-cell>
          <table:table-cell table:style-name="ce2" office:value-type="string">
            <text:p>:m 記録 / 身体　顔　ヒフ / アトピー / 状況　夜</text:p>
          </table:table-cell>
        </table:table-row>
        <table:table-row table:style-name="ro2">
          <table:table-cell office:value-type="float" office:value="31">
            <text:p>31</text:p>
          </table:table-cell>
          <table:table-cell office:value-type="string">
            <text:p>2017-03-23_23-33-56_007.jpg</text:p>
          </table:table-cell>
          <table:table-cell table:style-name="ce2" office:value-type="string">
            <text:p>:m 記録 / 身体　顔　ヒフ / アトピー / 状況　夜</text:p>
          </table:table-cell>
        </table:table-row>
        <table:table-row table:style-name="ro2">
          <table:table-cell office:value-type="float" office:value="32">
            <text:p>32</text:p>
          </table:table-cell>
          <table:table-cell office:value-type="string">
            <text:p>2017-03-23_23-33-56_006.jpg</text:p>
          </table:table-cell>
          <table:table-cell table:style-name="ce2" office:value-type="string">
            <text:p>:m 記録 / 身体　顔　ヒフ / アトピー / 状況　夜</text:p>
          </table:table-cell>
        </table:table-row>
        <table:table-row table:style-name="ro2">
          <table:table-cell office:value-type="float" office:value="33">
            <text:p>33</text:p>
          </table:table-cell>
          <table:table-cell office:value-type="string">
            <text:p>2017-03-23_23-33-56_005.jpg</text:p>
          </table:table-cell>
          <table:table-cell table:style-name="ce2" office:value-type="string">
            <text:p>:m 記録 / 身体　顔　ヒフ / アトピー / 状況　夜</text:p>
          </table:table-cell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2017-03-23_23-33-54_007.jpg</text:p>
          </table:table-cell>
          <table:table-cell table:style-name="ce2" office:value-type="string">
            <text:p>:m 記録 / 身体　顔　ヒフ / アトピー / 状況　夜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2017-03-23_23-23-29_000.jpg</text:p>
          </table:table-cell>
          <table:table-cell office:value-type="string">
            <text:p>-*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2017-03-23_22-04-57_000.jpg</text:p>
          </table:table-cell>
          <table:table-cell office:value-type="string">
            <text:p>-*</text:p>
          </table:table-cell>
        </table:table-row>
        <table:table-row table:style-name="ro2">
          <table:table-cell office:value-type="float" office:value="37">
            <text:p>37</text:p>
          </table:table-cell>
          <table:table-cell office:value-type="string">
            <text:p>2017-03-23_21-32-51_000.jpg</text:p>
          </table:table-cell>
          <table:table-cell office:value-type="string">
            <text:p>:m E2 / 42*3#1 / 発振回路　トランジスタ　２石 gauging values / 設計図 / 記入　データ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2017-03-23_20-07-02_000.jpg</text:p>
          </table:table-cell>
          <table:table-cell office:value-type="string">
            <text:p>-*</text:p>
          </table:table-cell>
        </table:table-row>
        <table:table-row table:style-name="ro2">
          <table:table-cell office:value-type="float" office:value="39">
            <text:p>39</text:p>
          </table:table-cell>
          <table:table-cell office:value-type="string">
            <text:p>2017-03-23_20-04-26_000.jpg</text:p>
          </table:table-cell>
          <table:table-cell table:style-name="ce2" office:value-type="string">
            <text:p>:m 食べた物/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2017-03-23_19-12-56_003.jpg</text:p>
          </table:table-cell>
          <table:table-cell office:value-type="string">
            <text:p>-*</text:p>
          </table:table-cell>
        </table:table-row>
        <table:table-row table:style-name="ro2">
          <table:table-cell office:value-type="float" office:value="41">
            <text:p>41</text:p>
          </table:table-cell>
          <table:table-cell office:value-type="string">
            <text:p>2017-03-23_18-54-38_000.jpg</text:p>
          </table:table-cell>
          <table:table-cell office:value-type="string">
            <text:p>:m other / お金 / 貯金から取り崩した金額 / 1000円</text:p>
          </table:table-cell>
        </table:table-row>
        <table:table-row table:style-name="ro2">
          <table:table-cell office:value-type="float" office:value="42">
            <text:p>42</text:p>
          </table:table-cell>
          <table:table-cell office:value-type="string">
            <text:p>2017-03-23_18-43-42_000.jpg</text:p>
          </table:table-cell>
          <table:table-cell office:value-type="string">
            <text:p>:m E2 / 42*3#1 / 発振回路　トランジスタ　２石 gauging values / 設計図 / 記入　データ</text:p>
          </table:table-cell>
        </table:table-row>
        <table:table-row table:style-name="ro2">
          <table:table-cell office:value-type="float" office:value="43">
            <text:p>43</text:p>
          </table:table-cell>
          <table:table-cell office:value-type="string">
            <text:p>2017-03-23_18-33-09_000.jpg</text:p>
          </table:table-cell>
          <table:table-cell office:value-type="string">
            <text:p>:m E2 / 42*3#1 / 発振回路　トランジスタ　２石 gauging values / BB</text:p>
          </table:table-cell>
        </table:table-row>
        <table:table-row table:style-name="ro2">
          <table:table-cell office:value-type="float" office:value="44">
            <text:p>44</text:p>
          </table:table-cell>
          <table:table-cell office:value-type="string">
            <text:p>2017-03-23_18-30-13_000.jpg</text:p>
          </table:table-cell>
          <table:table-cell office:value-type="string">
            <text:p>:m E2 / 42*3#1 / 発振回路　トランジスタ　２石 gauging values / 設計図 / チェック終わり</text:p>
          </table:table-cell>
        </table:table-row>
        <table:table-row table:style-name="ro2">
          <table:table-cell office:value-type="float" office:value="45">
            <text:p>45</text:p>
          </table:table-cell>
          <table:table-cell office:value-type="string">
            <text:p>2017-03-23_18-07-56_002.jpg</text:p>
          </table:table-cell>
          <table:table-cell office:value-type="string">
            <text:p>:m E2 / 42*3#1 / 発振回路　トランジスタ　２石 gauging values / 設計図</text:p>
          </table:table-cell>
        </table:table-row>
        <table:table-row table:style-name="ro2">
          <table:table-cell office:value-type="float" office:value="46">
            <text:p>46</text:p>
          </table:table-cell>
          <table:table-cell office:value-type="string">
            <text:p>2017-03-23_17-57-53_000.jpg</text:p>
          </table:table-cell>
          <table:table-cell office:value-type="string">
            <text:p>:m E2 / 42*3#1 / 発振回路　トランジスタ　２石 gauging values / 回路図　模範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2017-03-23_17-22-02_000.jpg</text:p>
          </table:table-cell>
          <table:table-cell office:value-type="string">
            <text:p>-*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2017-03-23_16-32-28_000.jpg</text:p>
          </table:table-cell>
          <table:table-cell table:style-name="ce2" office:value-type="string">
            <text:p>:m 1*1 RES / 22-1 62*74#1 / res obs / U*J H1 / N+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2017-03-23_13-45-15_000.jpg</text:p>
          </table:table-cell>
          <table:table-cell office:value-type="string">
            <text:p>-*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2017-03-23_13-22-59_000.jpg</text:p>
          </table:table-cell>
          <table:table-cell office:value-type="string">
            <text:p>-*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2017-03-23_11-48-56_000.jpg</text:p>
          </table:table-cell>
          <table:table-cell office:value-type="string">
            <text:p>-*</text:p>
          </table:table-cell>
        </table:table-row>
        <table:table-row table:style-name="ro2">
          <table:table-cell office:value-type="float" office:value="52">
            <text:p>52</text:p>
          </table:table-cell>
          <table:table-cell office:value-type="string">
            <text:p>2017-03-23_11-47-33_000.jpg</text:p>
          </table:table-cell>
          <table:table-cell table:style-name="ce2" office:value-type="string">
            <text:p>:m 食べた物/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2017-03-23_11-32-46_000.jpg</text:p>
          </table:table-cell>
          <table:table-cell table:style-name="ce2" office:value-type="string">
            <text:p>:m music / log / kb / done / N+ / 20170323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2017-03-23_10-14-13_000.jpg</text:p>
          </table:table-cell>
          <table:table-cell office:value-type="string">
            <text:p>-*</text:p>
          </table:table-cell>
        </table:table-row>
        <table:table-row table:style-name="ro2">
          <table:table-cell office:value-type="float" office:value="55">
            <text:p>55</text:p>
          </table:table-cell>
          <table:table-cell office:value-type="string">
            <text:p>2017-03-23_09-47-56_001.jpg</text:p>
          </table:table-cell>
          <table:table-cell table:style-name="ce2" office:value-type="string">
            <text:p>:m 記録 / 身体　顔　ヒフ / アトピー / 状況　朝</text:p>
          </table:table-cell>
        </table:table-row>
        <table:table-row table:style-name="ro2">
          <table:table-cell office:value-type="float" office:value="56">
            <text:p>56</text:p>
          </table:table-cell>
          <table:table-cell office:value-type="string">
            <text:p>2017-03-23_09-47-55_006.jpg</text:p>
          </table:table-cell>
          <table:table-cell table:style-name="ce2" office:value-type="string">
            <text:p>:m 記録 / 身体　顔　ヒフ / アトピー / 状況　朝</text:p>
          </table:table-cell>
        </table:table-row>
        <table:table-row table:style-name="ro2">
          <table:table-cell office:value-type="float" office:value="57">
            <text:p>57</text:p>
          </table:table-cell>
          <table:table-cell office:value-type="string">
            <text:p>2017-03-23_09-47-54_006.jpg</text:p>
          </table:table-cell>
          <table:table-cell table:style-name="ce2" office:value-type="string">
            <text:p>:m 記録 / 身体　顔　ヒフ / アトピー / 状況　朝</text:p>
          </table:table-cell>
        </table:table-row>
        <table:table-row table:style-name="ro2">
          <table:table-cell office:value-type="float" office:value="58">
            <text:p>58</text:p>
          </table:table-cell>
          <table:table-cell office:value-type="string">
            <text:p>2017-03-23_09-47-54_005.jpg</text:p>
          </table:table-cell>
          <table:table-cell table:style-name="ce2" office:value-type="string">
            <text:p>:m 記録 / 身体　顔　ヒフ / アトピー / 状況　朝</text:p>
          </table:table-cell>
        </table:table-row>
        <table:table-row table:style-name="ro2">
          <table:table-cell office:value-type="float" office:value="59">
            <text:p>59</text:p>
          </table:table-cell>
          <table:table-cell office:value-type="string">
            <text:p>2017-03-23_09-47-20_000.jpg</text:p>
          </table:table-cell>
          <table:table-cell table:style-name="ce2" office:value-type="string">
            <text:p>:m 記録 / 身体　顔　ヒフ / アトピー / 状況　朝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2017-03-23_08-18-26_000.jpg</text:p>
          </table:table-cell>
          <table:table-cell office:value-type="string">
            <text:p>-*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string">
            <text:p>2017-03-23_05-30-22_017.jpg</text:p>
          </table:table-cell>
          <table:table-cell office:value-type="string">
            <text:p>-*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string">
            <text:p>2017-03-23_05-30-22_015.jpg</text:p>
          </table:table-cell>
          <table:table-cell office:value-type="string">
            <text:p>-*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string">
            <text:p>2017-03-23_05-30-22_009.jpg</text:p>
          </table:table-cell>
          <table:table-cell office:value-type="string">
            <text:p>-*</text:p>
          </table:table-cell>
        </table:table-row>
        <table:table-row table:style-name="ro2">
          <table:table-cell office:value-type="float" office:value="64">
            <text:p>64</text:p>
          </table:table-cell>
          <table:table-cell office:value-type="string">
            <text:p>2017-03-22_23-37-55_004.jpg</text:p>
          </table:table-cell>
          <table:table-cell table:style-name="ce2" office:value-type="string">
            <text:p>:m 記録 / 身体　おへそ周り / アトピー / 状況　夜</text:p>
          </table:table-cell>
        </table:table-row>
        <table:table-row table:style-name="ro2">
          <table:table-cell office:value-type="float" office:value="65">
            <text:p>65</text:p>
          </table:table-cell>
          <table:table-cell office:value-type="string">
            <text:p>2017-03-22_23-18-22_022.jpg</text:p>
          </table:table-cell>
          <table:table-cell table:style-name="ce2" office:value-type="string">
            <text:p>:m 記録 / 身体　顔　ヒフ / アトピー / 状況　夜</text:p>
          </table:table-cell>
        </table:table-row>
        <table:table-row table:style-name="ro2">
          <table:table-cell office:value-type="float" office:value="66">
            <text:p>66</text:p>
          </table:table-cell>
          <table:table-cell office:value-type="string">
            <text:p>2017-03-22_23-18-22_021.jpg</text:p>
          </table:table-cell>
          <table:table-cell table:style-name="ce2" office:value-type="string">
            <text:p>:m 記録 / 身体　顔　ヒフ / アトピー / 状況　夜</text:p>
          </table:table-cell>
        </table:table-row>
        <table:table-row table:style-name="ro2">
          <table:table-cell office:value-type="float" office:value="67">
            <text:p>67</text:p>
          </table:table-cell>
          <table:table-cell office:value-type="string">
            <text:p>2017-03-22_23-18-22_020.jpg</text:p>
          </table:table-cell>
          <table:table-cell table:style-name="ce2" office:value-type="string">
            <text:p>:m 記録 / 身体　顔　ヒフ / アトピー / 状況　夜</text:p>
          </table:table-cell>
        </table:table-row>
        <table:table-row table:style-name="ro2">
          <table:table-cell office:value-type="float" office:value="68">
            <text:p>68</text:p>
          </table:table-cell>
          <table:table-cell office:value-type="string">
            <text:p>2017-03-22_23-18-22_019.jpg</text:p>
          </table:table-cell>
          <table:table-cell table:style-name="ce2" office:value-type="string">
            <text:p>:m 記録 / 身体　顔　ヒフ / アトピー / 状況　夜</text:p>
          </table:table-cell>
        </table:table-row>
        <table:table-row table:style-name="ro2">
          <table:table-cell office:value-type="float" office:value="69">
            <text:p>69</text:p>
          </table:table-cell>
          <table:table-cell office:value-type="string">
            <text:p>2017-03-22_23-18-22_018.jpg</text:p>
          </table:table-cell>
          <table:table-cell table:style-name="ce2" office:value-type="string">
            <text:p>:m 記録 / 身体　顔　ヒフ / アトピー / 状況　夜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2017-03-22_23-08-26_000.jpg</text:p>
          </table:table-cell>
          <table:table-cell office:value-type="string">
            <text:p>-*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2017-03-22_22-05-24_000.jpg</text:p>
          </table:table-cell>
          <table:table-cell office:value-type="string">
            <text:p>-*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string">
            <text:p>2017-03-22_20-05-24_000.jpg</text:p>
          </table:table-cell>
          <table:table-cell office:value-type="string">
            <text:p>-*</text:p>
          </table:table-cell>
        </table:table-row>
        <table:table-row table:style-name="ro2">
          <table:table-cell office:value-type="float" office:value="73">
            <text:p>73</text:p>
          </table:table-cell>
          <table:table-cell office:value-type="string">
            <text:p>2017-03-22_20-03-42_000.jpg</text:p>
          </table:table-cell>
          <table:table-cell table:style-name="ce2" office:value-type="string">
            <text:p>:m 食べた物/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string">
            <text:p>2017-03-22_18-43-54_003.jpg</text:p>
          </table:table-cell>
          <table:table-cell office:value-type="string">
            <text:p>:m E2 / 41*2#1 1*1 / LED on gauging values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string">
            <text:p>2017-03-22_16-12-50_000.jpg</text:p>
          </table:table-cell>
          <table:table-cell office:value-type="string">
            <text:p>-*</text:p>
          </table:table-cell>
        </table:table-row>
        <table:table-row table:style-name="ro2">
          <table:table-cell office:value-type="float" office:value="76">
            <text:p>76</text:p>
          </table:table-cell>
          <table:table-cell office:value-type="string">
            <text:p>2017-03-22_15-58-55_003.jpg</text:p>
          </table:table-cell>
          <table:table-cell table:style-name="ce2" office:value-type="string">
            <text:p>:m 電験３種 / 6#1 3*4</text:p>
          </table:table-cell>
        </table:table-row>
        <table:table-row table:style-name="ro2">
          <table:table-cell office:value-type="float" office:value="77">
            <text:p>77</text:p>
          </table:table-cell>
          <table:table-cell office:value-type="string">
            <text:p>2017-03-22_15-58-55_002.jpg</text:p>
          </table:table-cell>
          <table:table-cell table:style-name="ce2" office:value-type="string">
            <text:p>:m 電験３種 / 6#1 2*4</text:p>
          </table:table-cell>
        </table:table-row>
        <table:table-row table:style-name="ro2">
          <table:table-cell office:value-type="float" office:value="78">
            <text:p>78</text:p>
          </table:table-cell>
          <table:table-cell office:value-type="string">
            <text:p>2017-03-22_15-58-54_002.jpg</text:p>
          </table:table-cell>
          <table:table-cell table:style-name="ce2" office:value-type="string">
            <text:p>:m 電験３種 / 6#1 4*4</text:p>
          </table:table-cell>
        </table:table-row>
        <table:table-row table:style-name="ro2">
          <table:table-cell office:value-type="float" office:value="79">
            <text:p>79</text:p>
          </table:table-cell>
          <table:table-cell office:value-type="string">
            <text:p>2017-03-22_15-58-54_001.jpg</text:p>
          </table:table-cell>
          <table:table-cell table:style-name="ce2" office:value-type="string">
            <text:p>:m 電験３種 / 6#1 1*4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string">
            <text:p>2017-03-22_14-31-29_000.jpg</text:p>
          </table:table-cell>
          <table:table-cell office:value-type="string">
            <text:p>-*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string">
            <text:p>2017-03-22_13-17-22_016.jpg</text:p>
          </table:table-cell>
          <table:table-cell office:value-type="string">
            <text:p>-*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string">
            <text:p>2017-03-22_11-49-55_001.jpg</text:p>
          </table:table-cell>
          <table:table-cell office:value-type="string">
            <text:p>-*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string">
            <text:p>2017-03-22_11-49-54_000.jpg</text:p>
          </table:table-cell>
          <table:table-cell office:value-type="string">
            <text:p>-*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string">
            <text:p>2017-03-22_09-30-22_014.jpg</text:p>
          </table:table-cell>
          <table:table-cell office:value-type="string">
            <text:p>-*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2017-03-22_09-30-22_013.jpg</text:p>
          </table:table-cell>
          <table:table-cell office:value-type="string">
            <text:p>-*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string">
            <text:p>2017-03-22_09-30-22_012.jpg</text:p>
          </table:table-cell>
          <table:table-cell office:value-type="string">
            <text:p>-*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string">
            <text:p>2017-03-22_05-30-22_011.jpg</text:p>
          </table:table-cell>
          <table:table-cell office:value-type="string">
            <text:p>-*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string">
            <text:p>2017-03-22_05-30-22_010.jpg</text:p>
          </table:table-cell>
          <table:table-cell office:value-type="string">
            <text:p>-*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string">
            <text:p>2017-03-22_01-12-55_005.jpg</text:p>
          </table:table-cell>
          <table:table-cell office:value-type="string">
            <text:p>-*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string">
            <text:p>2017-03-21_05-49-55_000.jpg</text:p>
          </table:table-cell>
          <table:table-cell office:value-type="string">
            <text:p>-*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string">
            <text:p>2017-03-21_05-30-22_008.jpg</text:p>
          </table:table-cell>
          <table:table-cell office:value-type="string">
            <text:p>-*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string">
            <text:p>2017-03-21_05-30-22_007.jpg</text:p>
          </table:table-cell>
          <table:table-cell office:value-type="string">
            <text:p>-*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string">
            <text:p>2017-03-21_05-30-22_006.jpg</text:p>
          </table:table-cell>
          <table:table-cell office:value-type="string">
            <text:p>-*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string">
            <text:p>2017-03-21_05-30-22_005.jpg</text:p>
          </table:table-cell>
          <table:table-cell office:value-type="string">
            <text:p>-*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string">
            <text:p>2017-03-21_05-30-22_004.jpg</text:p>
          </table:table-cell>
          <table:table-cell office:value-type="string">
            <text:p>-*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string">
            <text:p>2017-03-21_05-30-22_003.jpg</text:p>
          </table:table-cell>
          <table:table-cell office:value-type="string">
            <text:p>-*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string">
            <text:p>2017-03-21_05-30-22_002.jpg</text:p>
          </table:table-cell>
          <table:table-cell office:value-type="string">
            <text:p>-*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string">
            <text:p>2017-03-21_05-30-22_001.jpg</text:p>
          </table:table-cell>
          <table:table-cell office:value-type="string">
            <text:p>-*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string">
            <text:p>2017-03-21_05-30-22_000.jpg</text:p>
          </table:table-cell>
          <table:table-cell office:value-type="string">
            <text:p>-*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5">2017/03/25</text:date>, <text:time>00:10:49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3-25T00:10:49.69</dc:date>
    <dc:creator>岩淵 謙</dc:creator>
    <meta:generator>OpenOffice/4.1.3$Win32 OpenOffice.org_project/413m1$Build-9783</meta:generator>
    <meta:editing-duration>PT6H10M34S</meta:editing-duration>
    <meta:editing-cycles>36</meta:editing-cycles>
    <meta:document-statistic meta:table-count="1" meta:cell-count="300" meta:object-count="0"/>
  </office:meta>
</office:document-meta>
</file>